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weight="bold" style:font-weight-asian="bold" fo:language="en" fo:country="US"/>
    </style:style>
    <style:style style:name="P2" style:parent-style-name="Standard" style:family="paragraph">
      <style:text-properties style:font-name="Verdana" fo:language="en" fo:country="US"/>
    </style:style>
    <style:style style:name="TableColumn4" style:family="table-column">
      <style:table-column-properties style:column-width="1.7715in" style:use-optimal-column-width="false"/>
    </style:style>
    <style:style style:name="TableColumn5" style:family="table-column">
      <style:table-column-properties style:column-width="4.134in" style:use-optimal-column-width="false"/>
    </style:style>
    <style:style style:name="Table3" style:family="table">
      <style:table-properties style:width="5.9055in" fo:margin-left="0in" table:align="center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fo:padding-top="0.0395in" fo:padding-left="0in" fo:padding-bottom="0.0395in" fo:padding-right="0.1576in"/>
    </style:style>
    <style:style style:name="P8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9" style:family="table-cell">
      <style:table-cell-properties fo:border="none" fo:padding-top="0.0395in" fo:padding-left="0in" fo:padding-bottom="0.0395in" fo:padding-right="0in"/>
    </style:style>
    <style:style style:name="P10" style:parent-style-name="TableContents" style:family="paragraph">
      <style:text-properties style:font-name="Verdana" fo:language="en" fo:country="US"/>
    </style:style>
    <style:style style:name="P11" style:parent-style-name="TableContents" style:family="paragraph">
      <style:text-properties style:font-name="Verdana" fo:language="en" fo:country="US"/>
    </style:style>
    <style:style style:name="P12" style:parent-style-name="TableContents" style:family="paragraph">
      <style:text-properties style:font-name="Verdana"/>
    </style:style>
    <style:style style:name="P13" style:parent-style-name="TableContents" style:family="paragraph">
      <style:text-properties style:font-name="Verdana"/>
    </style:style>
    <style:style style:name="T14" style:parent-style-name="Standardskrifttypeiafsnit" style:family="text">
      <style:text-properties style:font-name="Verdana"/>
    </style:style>
    <style:style style:name="T15" style:parent-style-name="Standardskrifttypeiafsnit" style:family="text">
      <style:text-properties style:font-name="Verdana"/>
    </style:style>
    <style:style style:name="P16" style:parent-style-name="TableContents" style:family="paragraph">
      <style:text-properties style:font-name="Verdana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fo:padding-top="0.0395in" fo:padding-left="0in" fo:padding-bottom="0.0395in" fo:padding-right="0.1576in"/>
    </style:style>
    <style:style style:name="P19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20" style:family="table-cell">
      <style:table-cell-properties fo:border="none" fo:padding-top="0.0395in" fo:padding-left="0in" fo:padding-bottom="0.0395in" fo:padding-right="0in"/>
    </style:style>
    <style:style style:name="P21" style:parent-style-name="TableContents" style:family="paragraph">
      <style:text-properties style:font-name="Verdana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fo:padding-top="0.0395in" fo:padding-left="0in" fo:padding-bottom="0.0395in" fo:padding-right="0.1576in"/>
    </style:style>
    <style:style style:name="P24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25" style:family="table-cell">
      <style:table-cell-properties fo:border="none" fo:padding-top="0.0395in" fo:padding-left="0in" fo:padding-bottom="0.0395in" fo:padding-right="0in"/>
    </style:style>
    <style:style style:name="P26" style:parent-style-name="TableContents" style:family="paragraph">
      <style:text-properties style:font-name="Verdana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fo:padding-top="0.0395in" fo:padding-left="0in" fo:padding-bottom="0.0395in" fo:padding-right="0.1576in"/>
    </style:style>
    <style:style style:name="P29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30" style:family="table-cell">
      <style:table-cell-properties fo:border="none" fo:padding-top="0.0395in" fo:padding-left="0in" fo:padding-bottom="0.0395in" fo:padding-right="0in"/>
    </style:style>
    <style:style style:name="P31" style:parent-style-name="TableContents" style:family="paragraph">
      <style:text-properties style:font-name="Verdana"/>
    </style:style>
    <style:style style:name="P32" style:parent-style-name="Standard" style:family="paragraph">
      <style:text-properties style:font-name="Verdana" fo:language="en" fo:country="US"/>
    </style:style>
    <style:style style:name="P33" style:parent-style-name="Standard" style:family="paragraph">
      <style:text-properties style:font-name="Verdana" fo:language="en" fo:country="US"/>
    </style:style>
    <style:style style:name="P34" style:parent-style-name="Standard" style:family="paragraph">
      <style:text-properties style:font-name="Verdana" fo:language="en" fo:country="US"/>
    </style:style>
    <style:style style:name="P35" style:parent-style-name="Standard" style:family="paragraph">
      <style:text-properties style:font-name="Verdana" fo:language="en" fo:country="US"/>
    </style:style>
    <style:style style:name="P36" style:parent-style-name="Standard" style:family="paragraph">
      <style:text-properties style:font-name="Verdana" fo:language="en" fo:country="US"/>
    </style:style>
    <style:style style:name="TableColumn38" style:family="table-column">
      <style:table-column-properties style:column-width="5.8069in" style:use-optimal-column-width="false"/>
    </style:style>
    <style:style style:name="Table37" style:family="table">
      <style:table-properties style:width="5.8069in" fo:margin-left="0.4923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fo:padding-top="0.0395in" fo:padding-left="0in" fo:padding-bottom="0.0395in" fo:padding-right="0in"/>
    </style:style>
    <style:style style:name="P41" style:parent-style-name="Standard" style:family="paragraph">
      <style:text-properties style:font-name="Verdana" fo:language="en" fo:country="US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fo:padding-top="0.0395in" fo:padding-left="0in" fo:padding-bottom="0.0395in" fo:padding-right="0in"/>
    </style:style>
    <style:style style:name="P44" style:parent-style-name="Standard" style:family="paragraph">
      <style:text-properties style:font-name="Verdana" fo:language="en" fo:country="US"/>
    </style:style>
    <style:style style:name="P45" style:parent-style-name="Standard" style:family="paragraph">
      <style:text-properties style:font-name="Verdana" fo:language="en" fo:country="US"/>
    </style:style>
    <style:style style:name="P46" style:parent-style-name="Standard" style:family="paragraph">
      <style:text-properties style:font-name="Verdana" fo:language="en" fo:country="US"/>
    </style:style>
    <style:style style:name="P47" style:parent-style-name="Standard" style:family="paragraph">
      <style:text-properties style:font-name="Verdana" fo:language="en" fo:country="US"/>
    </style:style>
    <style:style style:name="TableColumn49" style:family="table-column">
      <style:table-column-properties style:column-width="2.9659in" style:use-optimal-column-width="false"/>
    </style:style>
    <style:style style:name="TableColumn50" style:family="table-column">
      <style:table-column-properties style:column-width="2.9395in" style:use-optimal-column-width="false"/>
    </style:style>
    <style:style style:name="Table48" style:family="table">
      <style:table-properties style:width="5.9055in" fo:margin-left="0.3937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fo:padding-top="0.0395in" fo:padding-left="0in" fo:padding-bottom="0.0395in" fo:padding-right="0.1576in"/>
    </style:style>
    <style:style style:name="P53" style:parent-style-name="Standard" style:family="paragraph">
      <style:paragraph-properties fo:text-align="end"/>
      <style:text-properties style:font-name="Verdana" fo:language="en" fo:country="US"/>
    </style:style>
    <style:style style:name="TableCell54" style:family="table-cell">
      <style:table-cell-properties fo:border="none" fo:padding-top="0.0395in" fo:padding-left="0in" fo:padding-bottom="0.0395in" fo:padding-right="0in"/>
    </style:style>
    <style:style style:name="P55" style:parent-style-name="Standard" style:family="paragraph">
      <style:text-properties style:font-name="Verdana" fo:language="en" fo:country="US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none" fo:padding-top="0.0395in" fo:padding-left="0in" fo:padding-bottom="0.0395in" fo:padding-right="0.1576in"/>
    </style:style>
    <style:style style:name="P58" style:parent-style-name="Standard" style:family="paragraph">
      <style:paragraph-properties fo:text-align="end"/>
      <style:text-properties style:font-name="Verdana" fo:language="en" fo:country="US"/>
    </style:style>
    <style:style style:name="TableCell59" style:family="table-cell">
      <style:table-cell-properties fo:border="none" fo:padding-top="0.0395in" fo:padding-left="0in" fo:padding-bottom="0.0395in" fo:padding-right="0in"/>
    </style:style>
    <style:style style:name="P60" style:parent-style-name="Standard" style:family="paragraph">
      <style:text-properties style:font-name="Verdana" fo:language="en" fo:country="US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fo:padding-top="0.0395in" fo:padding-left="0in" fo:padding-bottom="0.0395in" fo:padding-right="0.1576in"/>
    </style:style>
    <style:style style:name="P63" style:parent-style-name="Standard" style:family="paragraph">
      <style:paragraph-properties fo:text-align="end"/>
      <style:text-properties style:font-name="Verdana"/>
    </style:style>
    <style:style style:name="P64" style:parent-style-name="Standard" style:family="paragraph">
      <style:paragraph-properties fo:text-align="end"/>
      <style:text-properties style:font-name="Verdana"/>
    </style:style>
    <style:style style:name="P65" style:parent-style-name="Standard" style:family="paragraph">
      <style:paragraph-properties fo:text-align="end"/>
      <style:text-properties style:font-name="Verdana"/>
    </style:style>
    <style:style style:name="P66" style:parent-style-name="Standard" style:family="paragraph">
      <style:paragraph-properties fo:text-align="end"/>
      <style:text-properties style:font-name="Verdana"/>
    </style:style>
    <style:style style:name="TableCell67" style:family="table-cell">
      <style:table-cell-properties fo:border="none" fo:padding-top="0.0395in" fo:padding-left="0in" fo:padding-bottom="0.0395in" fo:padding-right="0in"/>
    </style:style>
    <style:style style:name="P68" style:parent-style-name="Standard" style:family="paragraph">
      <style:text-properties style:font-name="Verdana" fo:language="en" fo:country="U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fo:padding-top="0.0395in" fo:padding-left="0in" fo:padding-bottom="0.0395in" fo:padding-right="0.1576in"/>
    </style:style>
    <style:style style:name="P71" style:parent-style-name="Standard" style:family="paragraph">
      <style:paragraph-properties fo:text-align="end"/>
      <style:text-properties style:font-name="Verdana"/>
    </style:style>
    <style:style style:name="P72" style:parent-style-name="Standard" style:family="paragraph">
      <style:paragraph-properties fo:text-align="end"/>
      <style:text-properties style:font-name="Verdana"/>
    </style:style>
    <style:style style:name="P73" style:parent-style-name="Standard" style:family="paragraph">
      <style:paragraph-properties fo:text-align="end"/>
      <style:text-properties style:font-name="Verdana"/>
    </style:style>
    <style:style style:name="P74" style:parent-style-name="Standard" style:family="paragraph">
      <style:paragraph-properties fo:text-align="end"/>
      <style:text-properties style:font-name="Verdana"/>
    </style:style>
    <style:style style:name="P75" style:parent-style-name="Standard" style:family="paragraph">
      <style:paragraph-properties fo:text-align="end"/>
    </style:style>
    <style:style style:name="T76" style:parent-style-name="Standardskrifttypeiafsnit" style:family="text">
      <style:text-properties style:font-name="Verdana" fo:language="en" fo:country="US"/>
    </style:style>
    <style:style style:name="T77" style:parent-style-name="Standardskrifttypeiafsnit" style:family="text">
      <style:text-properties style:font-name="Verdana" fo:language="en" fo:country="US"/>
    </style:style>
    <style:style style:name="T78" style:parent-style-name="Standardskrifttypeiafsnit" style:family="text">
      <style:text-properties style:font-name="Verdana" style:text-position="super 66.6%" fo:language="en" fo:country="US"/>
    </style:style>
    <style:style style:name="T79" style:parent-style-name="Standardskrifttypeiafsnit" style:family="text">
      <style:text-properties style:font-name="Verdana" fo:language="en" fo:country="US"/>
    </style:style>
    <style:style style:name="T80" style:parent-style-name="Standardskrifttypeiafsnit" style:family="text">
      <style:text-properties style:font-name="Verdana" style:text-position="super 66.6%" fo:language="en" fo:country="US"/>
    </style:style>
    <style:style style:name="T81" style:parent-style-name="Standardskrifttypeiafsnit" style:family="text">
      <style:text-properties style:font-name="Verdana" fo:language="en" fo:country="US"/>
    </style:style>
    <style:style style:name="TableCell82" style:family="table-cell">
      <style:table-cell-properties fo:border="none" fo:padding-top="0.0395in" fo:padding-left="0in" fo:padding-bottom="0.0395in" fo:padding-right="0in"/>
    </style:style>
    <style:style style:name="P83" style:parent-style-name="Standard" style:family="paragraph">
      <style:text-properties style:font-name="Verdana" fo:language="en" fo:country="US"/>
    </style:style>
    <style:style style:name="P84" style:parent-style-name="Standard" style:family="paragraph">
      <style:text-properties style:font-name="Verdana" fo:language="en" fo:country="US"/>
    </style:style>
    <style:style style:name="P85" style:parent-style-name="Standard" style:family="paragraph">
      <style:text-properties style:font-name="Verdana" fo:language="en" fo:country="US"/>
    </style:style>
    <style:style style:name="TableColumn87" style:family="table-column">
      <style:table-column-properties style:column-width="1.7715in" style:use-optimal-column-width="false"/>
    </style:style>
    <style:style style:name="TableColumn88" style:family="table-column">
      <style:table-column-properties style:column-width="2.2659in" style:use-optimal-column-width="false"/>
    </style:style>
    <style:style style:name="Table86" style:family="table">
      <style:table-properties style:width="4.0375in" fo:margin-left="0.3937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none" fo:padding-top="0.0395in" fo:padding-left="0in" fo:padding-bottom="0.0395in" fo:padding-right="0.1576in"/>
    </style:style>
    <style:style style:name="P91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92" style:family="table-cell">
      <style:table-cell-properties fo:border-top="none" fo:border-left="none" fo:border-bottom="0.0034in solid #000000" fo:border-right="none" fo:padding-top="0.0395in" fo:padding-left="0in" fo:padding-bottom="0.0395in" fo:padding-right="0in"/>
    </style:style>
    <style:style style:name="P93" style:parent-style-name="TableContents" style:family="paragraph">
      <style:text-properties style:font-name="Verdana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fo:padding-top="0.0395in" fo:padding-left="0in" fo:padding-bottom="0.0395in" fo:padding-right="0.1576in"/>
    </style:style>
    <style:style style:name="P96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97" style:family="table-cell">
      <style:table-cell-properties fo:border="none" fo:padding-top="0.0395in" fo:padding-left="0in" fo:padding-bottom="0.0395in" fo:padding-right="0in"/>
    </style:style>
    <style:style style:name="P98" style:parent-style-name="TableContents" style:family="paragraph">
      <style:text-properties style:font-name="Verdana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none" fo:padding-top="0.0395in" fo:padding-left="0in" fo:padding-bottom="0.0395in" fo:padding-right="0.1576in"/>
    </style:style>
    <style:style style:name="P101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102" style:family="table-cell">
      <style:table-cell-properties fo:border="none" fo:padding-top="0.0395in" fo:padding-left="0in" fo:padding-bottom="0.0395in" fo:padding-right="0in"/>
    </style:style>
    <style:style style:name="P103" style:parent-style-name="TableContents" style:family="paragraph">
      <style:text-properties style:font-name="Verdana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none" fo:padding-top="0.0395in" fo:padding-left="0in" fo:padding-bottom="0.0395in" fo:padding-right="0.1576in"/>
    </style:style>
    <style:style style:name="P106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107" style:family="table-cell">
      <style:table-cell-properties fo:border="none" fo:padding-top="0.0395in" fo:padding-left="0in" fo:padding-bottom="0.0395in" fo:padding-right="0in"/>
    </style:style>
    <style:style style:name="P108" style:parent-style-name="TableContents" style:family="paragraph">
      <style:text-properties style:font-name="Verdana"/>
    </style:style>
    <style:style style:name="P109" style:parent-style-name="Standard" style:family="paragraph">
      <style:text-properties style:font-name="Verdana" fo:language="en" fo:country="US"/>
    </style:style>
  </office:automatic-styles>
  <office:body>
    <office:text text:use-soft-page-breaks="true">
      <text:p text:style-name="P1">Declaration of Conformity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Manufacturer:</text:p>
          </table:table-cell>
          <table:table-cell table:style-name="TableCell9">
            <text:p text:style-name="P10">DK-Technologies A/S</text:p>
            <text:p text:style-name="P11">Marielundvej 37D</text:p>
            <text:p text:style-name="P12">DK-2730, Herlev</text:p>
            <text:p text:style-name="P13">Denmark</text:p>
            <text:p text:style-name="TableContents"><text:span text:style-name="T14">email:<text:s/></text:span><text:a xlink:href="mailto:info@dk-technologies.com" office:target-frame-name="_top" xlink:show="replace"><text:span text:style-name="T15">info@dk-technologies.com</text:span></text:a></text:p>
            <text:p text:style-name="P16">phone: (+45) 44850255</text:p>
          </table:table-cell>
        </table:table-row>
        <table:table-row table:style-name="TableRow17">
          <table:table-cell table:style-name="TableCell18">
            <text:p text:style-name="P19">Product:</text:p>
          </table:table-cell>
          <table:table-cell table:style-name="TableCell20">
            <text:p text:style-name="P21">HD-SD VariTime Sync Generator</text:p>
          </table:table-cell>
        </table:table-row>
        <table:table-row table:style-name="TableRow22">
          <table:table-cell table:style-name="TableCell23">
            <text:p text:style-name="P24">Type:</text:p>
          </table:table-cell>
          <table:table-cell table:style-name="TableCell25">
            <text:p text:style-name="P26">PT5300<text:s/>/ MSG5300</text:p>
          </table:table-cell>
        </table:table-row>
        <table:table-row table:style-name="TableRow27">
          <table:table-cell table:style-name="TableCell28">
            <text:p text:style-name="P29">Year of applying CE marking:</text:p>
          </table:table-cell>
          <table:table-cell table:style-name="TableCell30">
            <text:p text:style-name="P31">2013</text:p>
          </table:table-cell>
        </table:table-row>
      </table:table>
      <text:p text:style-name="P32"/>
      <text:p text:style-name="P33">We declare under our sole responsibility that the products, to which this declaration relates, are in conformity with the Council Directives on<text:s/>the approximation of the laws of the EEC Member States relating to the following:</text:p>
      <text:p text:style-name="P34"/>
      <text:p text:style-name="P35">Directives</text:p>
      <text:p text:style-name="P36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P41">Electromagnetic compatibility (2004/108/EEC)</text:p>
          </table:table-cell>
        </table:table-row>
        <table:table-row table:style-name="TableRow42">
          <table:table-cell table:style-name="TableCell43">
            <text:p text:style-name="P44">Low Voltage Directive (2006/95/EC)</text:p>
          </table:table-cell>
        </table:table-row>
      </table:table>
      <text:p text:style-name="P45"><text:tab/></text:p>
      <text:p text:style-name="P46">and Standards</text:p>
      <text:p text:style-name="P47"/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EN 50103-1:2009</text:p>
          </table:table-cell>
          <table:table-cell table:style-name="TableCell54">
            <text:p text:style-name="P55">Emission, professional audio video</text:p>
          </table:table-cell>
        </table:table-row>
        <table:table-row table:style-name="TableRow56">
          <table:table-cell table:style-name="TableCell57">
            <text:p text:style-name="P58">EN<text:s/>55103-1:2009</text:p>
          </table:table-cell>
          <table:table-cell table:style-name="TableCell59">
            <text:p text:style-name="P60">Immunity, professional audio video</text:p>
          </table:table-cell>
        </table:table-row>
        <table:table-row table:style-name="TableRow61">
          <table:table-cell table:style-name="TableCell62">
            <text:p text:style-name="P63">EN 61000-3-2:2006</text:p>
            <text:p text:style-name="P64">EN 61000-3-2:2006/A1:2009</text:p>
            <text:p text:style-name="P65">EN 61000-3-2:2006/A2:2009</text:p>
            <text:p text:style-name="P66">EN 61000-3-3:2008</text:p>
          </table:table-cell>
          <table:table-cell table:style-name="TableCell67">
            <text:p text:style-name="P68">Electromagnetic compatibility (EMC)</text:p>
          </table:table-cell>
        </table:table-row>
        <table:table-row table:style-name="TableRow69">
          <table:table-cell table:style-name="TableCell70">
            <text:p text:style-name="P71">EN 60950-1:2006</text:p>
            <text:p text:style-name="P72">EN 60950-1/A1:2010</text:p>
            <text:p text:style-name="P73">EN 60950-1/A11:2009</text:p>
            <text:p text:style-name="P74">EN 60950-1/A12:2011</text:p>
            <text:p text:style-name="P75"><text:span text:style-name="T76">CAN/CSA</text:span><text:span text:style-name="T77"><text:s/>C22.2 No. 60950 / UL60950, 3</text:span><text:span text:style-name="T78">rd</text:span><text:span text:style-name="T79"><text:s/>edition, based on IEC60950, 3</text:span><text:span text:style-name="T80">rd</text:span><text:span text:style-name="T81"><text:s/>edition</text:span></text:p>
          </table:table-cell>
          <table:table-cell table:style-name="TableCell82">
            <text:p text:style-name="P83">Safety, Information technology equipment</text:p>
          </table:table-cell>
        </table:table-row>
      </table:table>
      <text:p text:style-name="P84"/>
      <text:p text:style-name="P85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Signature: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Name:</text:p>
          </table:table-cell>
          <table:table-cell table:style-name="TableCell97">
            <text:p text:style-name="P98">Jacob Hänel Christensen</text:p>
          </table:table-cell>
        </table:table-row>
        <table:table-row table:style-name="TableRow99">
          <table:table-cell table:style-name="TableCell100">
            <text:p text:style-name="P101">Location:</text:p>
          </table:table-cell>
          <table:table-cell table:style-name="TableCell102">
            <text:p text:style-name="P103">Herlev</text:p>
          </table:table-cell>
        </table:table-row>
        <table:table-row table:style-name="TableRow104">
          <table:table-cell table:style-name="TableCell105">
            <text:p text:style-name="P106">Date:</text:p>
          </table:table-cell>
          <table:table-cell table:style-name="TableCell107">
            <text:p text:style-name="P108">2013-07-19</text:p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905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da" fo:country="DK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Opstilling" style:display-name="Opstilling" style:family="paragraph" style:parent-style-name="Textbody">
      <style:text-properties style:font-name-complex="Tahoma"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Billedtekst1" style:display-name="Billedtekst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Sidehoved" style:display-name="Sidehoved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language="en" fo:country="US" fo:hyphenate="false"/>
    </style:style>
    <style:style style:name="Sidefod" style:display-name="Sidefod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color="#00008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bsatz-Standardschriftart" style:display-name="Absatz-Standardschriftart" style:family="text"/>
    <style:style style:name="Standardskrifttypeiafsnit1" style:display-name="Standardskrifttype i afsnit1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Declaration of Conformity</dc:title>
    <meta:initial-creator>Kim Boll Jensen</meta:initial-creator>
    <dc:creator>Jacob Hänel Christensen</dc:creator>
    <meta:creation-date>2010-07-02T11:19:00Z</meta:creation-date>
    <dc:date>2013-07-19T14:54:00Z</dc:date>
    <meta:print-date>2013-07-19T14:52:00Z</meta:print-date>
    <meta:template xlink:href="Normal" xlink:type="simple"/>
    <meta:editing-cycles>20</meta:editing-cycles>
    <meta:editing-duration>PT10260S</meta:editing-duration>
    <meta:document-statistic meta:page-count="2" meta:paragraph-count="2" meta:word-count="171" meta:character-count="1150" meta:row-count="8" meta:non-whitespace-character-count="981"/>
  </office:meta>
</office:document-meta>
</file>